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20ad1c" officeooo:paragraph-rsid="0020ad1c"/>
    </style:style>
    <style:style style:name="P2" style:family="paragraph" style:parent-style-name="Text_20_body">
      <style:text-properties officeooo:rsid="00226ced" officeooo:paragraph-rsid="00226ced"/>
    </style:style>
    <style:style style:name="P3" style:family="paragraph" style:parent-style-name="Text_20_body">
      <style:text-properties officeooo:rsid="00231906" officeooo:paragraph-rsid="00231906"/>
    </style:style>
    <style:style style:name="P4" style:family="paragraph" style:parent-style-name="Subtitle">
      <style:text-properties officeooo:rsid="0020ad1c" officeooo:paragraph-rsid="0020ad1c"/>
    </style:style>
    <style:style style:name="T1" style:family="text">
      <style:text-properties officeooo:rsid="00212bea"/>
    </style:style>
    <style:style style:name="T2" style:family="text">
      <style:text-properties officeooo:rsid="00226c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cessing Stories</text:p>
      <text:p text:style-name="P1">Stories (a.k.a Pages) <text:span text:style-name="T1">are</text:span> complex as there are a variety of cases to be addressed.</text:p>
      <text:p text:style-name="P1">The primary structure for a Story is a page stored in table Page. <text:s/>An instance of a page may represent an input from a Word document (docx) directly imported and processed (see process_word_source.py). <text:s/>It may also be imported from Wordpress. <text:s/></text:p>
      <text:p text:style-name="P1">Stories imported from Wordpress may have shortcodes that need to be expanded which occurs on reference. <text:s/>The result of that expansion may be saved in the page_cached_content field of the page table {is this useful given later caching/storing of stories in other forms?}</text:p>
      <text:p text:style-name="P1">Stories are displayed on the site in the form of the full story or of a story snippet. <text:s/>When a story imported from Wordpress is expanded, it is created in both the full and snippet form <text:span text:style-name="T2">(</text:span>meaning the text leader for the snippet<text:span text:style-name="T2">)</text:span> [see object Story]. When a story is imported from a Word docx file, the author may specify more detail, but the information supporting a snippet is created.</text:p>
      <text:p text:style-name="P2">To actually create the snippet which is used in laying out a page, the user creates a JSON template <text:s/>(P_STORY_SNIPPET) and fills it in. <text:s/>The actual snippet is created when the snippet is loaded to the page – possibly requiring the rebuild of the entire page. </text:p>
      <text:p text:style-name="P3">Along with the Grid layout system, changes cause the creation of a JSON descriptor for any item loaded. <text:s/>This implies that any story (or other item) is built as a Grid cell (P_GRID_CELL) in order to be displayed. <text:s/></text:p>
      <text:p text:style-name="P3">In specifying a story to be used, the user may specify the slug used in the Page table and if there is no corresponding instance saved as a grid cell, it will be created at the point of need. <text:s/>To associate a JSON grid cell with it’s corresponding page, they will use the same slug with the JSON entry prepended with a “J$-”. <text:s/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6:00:26.646688991</meta:creation-date>
    <dc:date>2020-07-06T09:13:58.762024339</dc:date>
    <meta:editing-duration>PT29M3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16" meta:character-count="1796" meta:non-whitespace-character-count="1472"/>
  </office:meta>
</office:document-meta>
</file>